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table:number-columns-repeated="2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2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table:number-columns-repeated="2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table:number-columns-repeated="2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table:number-columns-repeated="2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table:number-columns-repeated="2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table:number-columns-repeated="2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table:number-columns-repeated="2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3">
            <text:p>43</text:p>
          </table:table-cell>
          <table:table-cell table:style-name="ce4" table:number-columns-repeated="2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table:number-columns-repeated="2"/>
          <table:table-cell table:number-columns-repeated="244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table:number-columns-repeated="2"/>
          <table:table-cell table:number-columns-repeated="244"/>
        </table:table-row>
        <table:table-row table:style-name="ro1">
          <table:table-cell>
            <draw:frame table:end-cell-address="表1.G37" table:end-x="0.71cm" table:end-y="0.058cm" draw:z-index="0" draw:style-name="gr1" svg:width="6.494cm" svg:height="4.986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8cm" table:end-y="0.058cm" draw:z-index="1" draw:style-name="gr1" svg:width="6.494cm" svg:height="4.986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3cm" table:end-y="0.058cm" draw:z-index="2" draw:style-name="gr1" svg:width="6.494cm" svg:height="4.986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2cm" table:end-y="0.058cm" draw:z-index="3" draw:style-name="gr1" svg:width="6.494cm" svg:height="4.986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4cm" table:end-y="0.027cm" draw:z-index="4" draw:style-name="gr1" svg:width="6.498cm" svg:height="4.468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2cm" table:end-y="0.027cm" draw:z-index="5" draw:style-name="gr1" svg:width="6.498cm" svg:height="4.468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5cm" table:end-y="0.123cm" draw:z-index="6" draw:style-name="gr1" svg:width="6.496cm" svg:height="3.966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0">2009/01/20</text:date>, <text:time>23:17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1-20T23:17:12</dc:date>
    <meta:editing-cycles>16</meta:editing-cycles>
    <meta:editing-duration>P4DT12H50M20S</meta:editing-duration>
    <meta:user-defined meta:name="Info 1"/>
    <meta:user-defined meta:name="Info 2"/>
    <meta:user-defined meta:name="Info 3"/>
    <meta:user-defined meta:name="Info 4"/>
    <meta:document-statistic meta:table-count="3" meta:cell-count="21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23cm" svg:y="0.11cm" chart:style-name="ch2">
          <text:p>fib(31)</text:p>
        </chart:title>
        <chart:legend chart:legend-position="end" svg:x="4.684cm" svg:y="1.843cm" chart:style-name="ch3"/>
        <chart:plot-area chart:style-name="ch4" table:cell-range-address="表1.B1:表1.I4 表1.A2:表1.I4 表1.A1:表1.A1" chart:data-source-has-labels="both" svg:x="0.129cm" svg:y="0.701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4cm" svg:y="0.111cm" chart:style-name="ch2">
          <text:p>tak</text:p>
        </chart:title>
        <chart:legend chart:legend-position="end" svg:x="4.684cm" svg:y="1.843cm" chart:style-name="ch3"/>
        <chart:plot-area chart:style-name="ch4" table:cell-range-address="表1.B5:表1.L8 表1.A6:表1.L8 表1.A5:表1.A5" chart:data-source-has-labels="both" svg:x="0.129cm" svg:y="0.701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11cm" chart:style-name="ch2">
          <text:p>triangle</text:p>
        </chart:title>
        <chart:legend chart:legend-position="end" svg:x="4.684cm" svg:y="1.843cm" chart:style-name="ch3"/>
        <chart:plot-area chart:style-name="ch4" table:cell-range-address="表1.B9:表1.L12 表1.A10:表1.L12 表1.A9:表1.A9" chart:data-source-has-labels="both" svg:x="0.129cm" svg:y="0.701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02cm" svg:y="0.111cm" chart:style-name="ch2">
          <text:p>takl</text:p>
        </chart:title>
        <chart:legend chart:legend-position="end" svg:x="4.684cm" svg:y="1.843cm" chart:style-name="ch3"/>
        <chart:plot-area chart:style-name="ch4" table:cell-range-address="表1.B13:表1.L16 表1.A14:表1.L16 表1.A13:表1.A13" chart:data-source-has-labels="both" svg:x="0.129cm" svg:y="0.701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7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537878036499pt" style:font-size-asian="12.9537878036499pt" style:font-size-complex="12.9537878036499pt"/>
    </style:style>
    <style:style style:name="ch3" style:family="chart">
      <style:graphic-properties draw:stroke="none" svg:stroke-color="#b3b3b3" draw:fill="none" draw:fill-color="#e6e6e6"/>
      <style:text-properties fo:font-size="7.97156190872192pt" style:font-size-asian="7.97156190872192pt" style:font-size-complex="7.9715619087219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485cm" chart:class="chart:line" chart:style-name="ch1">
        <chart:title svg:x="2.137cm" svg:y="0.098cm" chart:style-name="ch2">
          <text:p>load-library</text:p>
        </chart:title>
        <chart:legend chart:legend-position="end" svg:x="4.451cm" svg:y="1.802cm" chart:style-name="ch3"/>
        <chart:plot-area chart:style-name="ch4" table:cell-range-address="表1.A18:表1.L18" chart:data-source-has-labels="column" svg:x="0.129cm" svg:y="0.68cm" svg:width="4.189cm" svg:height="3.623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427728652954pt" style:font-size-asian="12.9427728652954pt" style:font-size-complex="12.9427728652954pt"/>
    </style:style>
    <style:style style:name="ch3" style:family="chart">
      <style:graphic-properties draw:stroke="none" svg:stroke-color="#b3b3b3" draw:fill="none" draw:fill-color="#e6e6e6"/>
      <style:text-properties fo:font-size="7.96478319168091pt" style:font-size-asian="7.96478319168091pt" style:font-size-complex="7.964783191680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7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3.984cm" chart:class="chart:line" chart:style-name="ch1">
        <chart:title svg:x="2.847cm" svg:y="0.089cm" chart:style-name="ch2">
          <text:p>clos</text:p>
        </chart:title>
        <chart:legend chart:legend-position="end" svg:x="5.19cm" svg:y="1.709cm" chart:style-name="ch3"/>
        <chart:plot-area chart:style-name="ch4" table:cell-range-address="表1.A19:表1.L19" chart:data-source-has-labels="column" svg:x="0.127cm" svg:y="0.66cm" svg:width="4.925cm" svg:height="3.1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